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33.2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71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3333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ce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3333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 style:data-style-name="N108">
      <style:table-cell-properties fo:background-color="#ff3333"/>
      <style:text-properties fo:font-size="10pt" style:font-size-asian="10pt" style:font-size-complex="10pt"/>
    </style:style>
    <style:style style:name="ce9" style:family="table-cell" style:parent-style-name="Default" style:data-style-name="N108">
      <style:table-cell-properties fo:background-color="#ffffff"/>
      <style:text-properties fo:color="#000000" fo:font-size="11pt" style:font-size-asian="11pt" style:font-size-complex="11pt"/>
    </style:style>
    <style:style style:name="ce10" style:family="table-cell" style:parent-style-name="Default" style:data-style-name="N108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108">
      <style:table-cell-properties fo:background-color="#ff3333"/>
      <style:text-properties fo:font-size="11pt" style:font-size-asian="11pt" style:font-size-complex="11pt"/>
    </style:style>
    <style:style style:name="ce11" style:family="table-cell" style:parent-style-name="Default" style:data-style-name="N108">
      <style:text-properties fo:font-size="11pt" style:font-size-asian="11pt" style:font-size-complex="11pt"/>
    </style:style>
    <style:style style:name="ce31" style:family="table-cell" style:parent-style-name="Hyperlink">
      <style:table-cell-properties fo:background-color="#ff3333"/>
      <style:text-properties fo:color="#000000" style:text-underline-style="none"/>
    </style:style>
    <style:style style:name="ce12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8">
      <style:table-cell-properties fo:background-color="#ff3333"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Hyperlink">
      <style:table-cell-properties fo:background-color="#ff3333"/>
      <style:text-properties fo:color="#0563c1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3333"/>
      <style:text-properties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42" style:family="table-cell" style:parent-style-name="Default" style:data-style-name="N0">
      <style:table-cell-properties fo:background-color="#ff3333"/>
      <style:text-properties fo:font-size="10pt" style:font-size-asian="10pt" style:font-size-complex="10pt"/>
    </style:style>
    <style:style style:name="T1" style:family="text">
      <style:text-properties fo:color="#0563c1" style:font-name="Liberation Sans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7"/>
        <table:table-column table:style-name="co6" table:default-cell-style-name="ce6"/>
        <table:table-column table:style-name="co7" table:default-cell-style-name="ce6"/>
        <table:table-column table:style-name="co2" table:number-columns-repeated="1016" table:default-cell-style-name="ce6"/>
        <table:table-row table:style-name="ro1"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preis</text:p>
          </table:table-cell>
          <table:table-cell table:style-name="ce1" office:value-type="string" calcext:value-type="string">
            <text:p>Webshop</text:p>
          </table:table-cell>
          <table:table-cell table:style-name="ce12" office:value-type="string" calcext:value-type="string">
            <text:p>Artikelnumm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  <table:table-cell table:style-name="ce5" table:number-columns-repeated="1016"/>
        </table:table-row>
        <table:table-row table:style-name="ro2">
          <table:table-cell table:style-name="ce20" office:value-type="string" calcext:value-type="string">
            <text:p>Kippschalter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71" calcext:value-type="float">
            <text:p>1,71</text:p>
          </table:table-cell>
          <table:table-cell table:style-name="ce20" table:formula="of:=[.B2]*[.C2]" office:value-type="float" office:value="17.1" calcext:value-type="float">
            <text:p>17,1</text:p>
          </table:table-cell>
          <table:table-cell table:style-name="ce31" office:value-type="string" calcext:value-type="string">
            <text:p>Conrad</text:p>
          </table:table-cell>
          <table:table-cell table:style-name="ce20" office:value-type="string" calcext:value-type="string">
            <text:p>1589425 - 62</text:p>
          </table:table-cell>
          <table:table-cell table:style-name="ce20" office:value-type="string" calcext:value-type="string">
            <text:p>nicht bestellt</text:p>
          </table:table-cell>
          <table:table-cell table:style-name="ce40" office:value-type="string" calcext:value-type="string">
            <text:p><text:span text:style-name="T1"><text:a xlink:href="https://www.conrad.de/de/kippschalter-125-vac-1-x-einein-tru-components-tc-mk244z-rastend-1-st-1589425.html" xlink:type="simple">https://www.conrad.de/de/kippschalter-125-vac-1-x-einein-tru-components-tc-mk244z-rastend-1-st-1589425.html</text:a></text:span><text:span text:style-name="T1"><text:a xlink:href="https://www.conrad.de/de/kippschalter-125-vac-1-x-einein-tru-components-tc-mk244z-rastend-1-st-1589425.html" xlink:type="simple">https://www.conrad.de/de/kippschalter-125-vac-1-x-einein-tru-components-tc-mk244z-rastend-1-st-1589425.html</text:a></text:span><text:span text:style-name="T1"><text:a xlink:href="https://www.conrad.de/de/kippschalter-125-vac-1-x-einein-tru-components-tc-mk244z-rastend-1-st-1589425.html" xlink:type="simple">https://www.conrad.de/de/kippschalter-125-vac-1-x-einein-tru-components-tc-mk244z-rastend-1-st-1589425.html</text:a></text:span><text:span text:style-name="T1"><text:a xlink:href="https://www.conrad.de/de/kippschalter-125-vac-1-x-einein-tru-components-tc-mk244z-rastend-1-st-1589425.html" xlink:type="simple">https://www.conrad.de/de/kippschalter-125-vac-1-x-einein-tru-components-tc-mk244z-rastend-1-st-1589425.html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Messingdraht 2mm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currency" office:currency="EUR" office:value="2.29" calcext:value-type="currency">
            <text:p>2,29 €</text:p>
          </table:table-cell>
          <table:table-cell table:style-name="ce26" table:formula="of:=[.B3]*[.C3]" office:value-type="currency" office:currency="EUR" office:value="9.16" calcext:value-type="currency">
            <text:p>9,16 €</text:p>
          </table:table-cell>
          <table:table-cell table:style-name="ce21" office:value-type="string" calcext:value-type="string">
            <text:p>Conrad</text:p>
          </table:table-cell>
          <table:table-cell table:style-name="ce20" office:value-type="string" calcext:value-type="string">
            <text:p>297224 - 62</text:p>
          </table:table-cell>
          <table:table-cell table:style-name="ce21" office:value-type="string" calcext:value-type="string">
            <text:p>nicht bestellt</text:p>
          </table:table-cell>
          <table:table-cell table:style-name="ce21" office:value-type="string" calcext:value-type="string">
            <text:p><text:a xlink:href="https://www.conrad.de/de/p/messing-rund-profil-x-l-2-mm-x-500-mm-1-st-297224.html" xlink:type="simple">https://www.conrad.de/de/p/messing-rund-profil-x-l-2-mm-x-500-mm-1-st-297224.html</text:a></text:p>
          </table:table-cell>
          <table:table-cell table:style-name="ce42" table:number-columns-repeated="1016"/>
        </table:table-row>
        <table:table-row table:style-name="ro2">
          <table:table-cell table:style-name="ce21" office:value-type="string" calcext:value-type="string">
            <text:p>Buchsenleiste 1x7</text:p>
          </table:table-cell>
          <table:table-cell table:style-name="ce21" office:value-type="float" office:value="12" calcext:value-type="float">
            <text:p>12</text:p>
          </table:table-cell>
          <table:table-cell table:style-name="ce26" office:value-type="currency" office:currency="EUR" office:value="0.14" calcext:value-type="currency">
            <text:p>0,14 €</text:p>
          </table:table-cell>
          <table:table-cell table:style-name="ce26" table:formula="of:=[.B4]*[.C4]" office:value-type="currency" office:currency="EUR" office:value="1.68" calcext:value-type="currency">
            <text:p>1,68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RND 205-00647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reichelt.de/rnd-buchsenleiste-7-pol-rm-2-54-mm-rnd-205-00647-p208873.html?&amp;trstct=pol_0" xlink:type="simple">https://www.reichelt.de/rnd-buchsenleiste-7-pol-rm-2-54-mm-rnd-205-00647-p208873.html?&amp;trstct=pol_0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Flachband Buchse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currency" office:currency="EUR" office:value="0.1" calcext:value-type="currency">
            <text:p>0,10 €</text:p>
          </table:table-cell>
          <table:table-cell table:style-name="ce26" table:formula="of:=[.B5]*[.C5]" office:value-type="currency" office:currency="EUR" office:value="0.2" calcext:value-type="currency">
            <text:p>0,20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PFL 10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a xlink:href="https://www.reichelt.de/pfostenbuchse-10-polig-mit-zugentlastung-pfl-10-p14571.html?&amp;trstct=pos_0" xlink:type="simple">https://www.reichelt.de/pfostenbuchse-10-polig-mit-zugentlastung-pfl-10-p14571.html?&amp;trstct=pos_0</text:a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Flachband Stecker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currency" office:currency="EUR" office:value="0.1" calcext:value-type="currency">
            <text:p>0,10 €</text:p>
          </table:table-cell>
          <table:table-cell table:style-name="ce26" table:formula="of:=[.B6]*[.C6]" office:value-type="currency" office:currency="EUR" office:value="0.3" calcext:value-type="currency">
            <text:p>0,30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WSL 10G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reichelt.de/wannenstecker-10-polig-gerade-wsl-10g-p22816.html?&amp;trstct=pos_0" xlink:type="simple">https://www.reichelt.de/wannenstecker-10-polig-gerade-wsl-10g-p22816.html?&amp;trstct=pos_0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Buchsenleiste 1x20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currency" office:currency="EUR" office:value="0.27" calcext:value-type="currency">
            <text:p>0,27 €</text:p>
          </table:table-cell>
          <table:table-cell table:style-name="ce26" table:formula="of:=[.B7]*[.C7]" office:value-type="currency" office:currency="EUR" office:value="2.16" calcext:value-type="currency">
            <text:p>2,16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BL 1X20G8 2,54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reichelt.de/20pol-buchsenleiste-gerade-rm-2-54-h-8-5mm-bl-1x20g8-2-54-p51827.html?&amp;trstct=pol_0" xlink:type="simple">https://www.reichelt.de/20pol-buchsenleiste-gerade-rm-2-54-h-8-5mm-bl-1x20g8-2-54-p51827.html?&amp;trstct=pol_0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Buchsenleiste 1x4 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currency" office:currency="EUR" office:value="0.16" calcext:value-type="currency">
            <text:p>0,16 €</text:p>
          </table:table-cell>
          <table:table-cell table:style-name="ce26" table:formula="of:=[.B8]*[.C8]" office:value-type="currency" office:currency="EUR" office:value="0.96" calcext:value-type="currency">
            <text:p>0,96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MPE 094-1-004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reichelt.de/buchsenleisten-2-54-mm-1x04-gerade-mpe-094-1-004-p119913.html?&amp;trstct=pol_1" xlink:type="simple">https://www.reichelt.de/buchsenleisten-2-54-mm-1x04-gerade-mpe-094-1-004-p119913.html?&amp;trstct=pol_1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Buchsenleiste 2x5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currency" office:currency="EUR" office:value="0.21" calcext:value-type="currency">
            <text:p>0,21 €</text:p>
          </table:table-cell>
          <table:table-cell table:style-name="ce26" table:formula="of:=[.B9]*[.C9]" office:value-type="currency" office:currency="EUR" office:value="0.63" calcext:value-type="currency">
            <text:p>0,63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RND 205-00654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reichelt.de/rnd-buchsenleiste-10-pol-rm-2-54-mm-rnd-205-00654-p208880.html?&amp;trstct=pol_0" xlink:type="simple">https://www.reichelt.de/rnd-buchsenleiste-10-pol-rm-2-54-mm-rnd-205-00654-p208880.html?&amp;trstct=pol_0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Buchsenleiste 2x4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currency" office:currency="EUR" office:value="0.26" calcext:value-type="currency">
            <text:p>0,26 €</text:p>
          </table:table-cell>
          <table:table-cell table:style-name="ce26" table:formula="of:=[.B10]*[.C10]" office:value-type="currency" office:currency="EUR" office:value="0.78" calcext:value-type="currency">
            <text:p>0,78 €</text:p>
          </table:table-cell>
          <table:table-cell table:style-name="ce26" office:value-type="string" calcext:value-type="string">
            <text:p>Reichelt</text:p>
          </table:table-cell>
          <table:table-cell table:style-name="ce35" office:value-type="string" calcext:value-type="string">
            <text:p>MPE 094-2-008</text:p>
          </table:table-cell>
          <table:table-cell table:style-name="ce26" office:value-type="string" calcext:value-type="string">
            <text:p>nicht bestellt</text:p>
          </table:table-cell>
          <table:table-cell table:style-name="ce41" office:value-type="string" calcext:value-type="string">
            <text:p><text:span text:style-name="T2"><text:a xlink:href="https://www.reichelt.de/sockets-2-54-mm-2x04-straight-mpe-094-2-008-p119928.html?&amp;trstct=pol_0" xlink:type="simple">https://www.reichelt.de/sockets-2-54-mm-2x04-straight-mpe-094-2-008-p119928.html?&amp;trstct=pol_0</text:a></text:span></text:p>
          </table:table-cell>
          <table:table-cell table:style-name="ce21" table:number-columns-repeated="1016"/>
        </table:table-row>
        <table:table-row table:style-name="ro2">
          <table:table-cell table:style-name="ce21" office:value-type="string" calcext:value-type="string">
            <text:p>Buchsenleiste 2x3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currency" office:currency="EUR" office:value="0.15" calcext:value-type="currency">
            <text:p>0,15 €</text:p>
          </table:table-cell>
          <table:table-cell table:style-name="ce26" table:formula="of:=[.B11]*[.C11]" office:value-type="currency" office:currency="EUR" office:value="0.45" calcext:value-type="currency">
            <text:p>0,45 €</text:p>
          </table:table-cell>
          <table:table-cell table:style-name="ce26" office:value-type="string" calcext:value-type="string">
            <text:p>Reichelt</text:p>
          </table:table-cell>
          <table:table-cell table:style-name="ce33" office:value-type="string" calcext:value-type="string">
            <text:p>RND 205-00652</text:p>
          </table:table-cell>
          <table:table-cell table:style-name="ce26" office:value-type="string" calcext:value-type="string">
            <text:p>nicht bestellt</text:p>
          </table:table-cell>
          <table:table-cell table:style-name="ce41" office:value-type="string" calcext:value-type="string">
            <text:p><text:a xlink:href="https://www.reichelt.de/rnd-buchsenleiste-6-pol-rm-2-54-mm-rnd-205-00652-p208878.html?&amp;trstct=pol_0" xlink:type="simple">https://www.reichelt.de/rnd-buchsenleiste-6-pol-rm-2-54-mm-rnd-205-00652-p208878.html?&amp;trstct=pol_0</text:a></text:p>
          </table:table-cell>
          <table:table-cell table:style-name="ce21" table:number-columns-repeated="1016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style-name="ce4"/>
          <table:table-cell table:style-name="ce15"/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Eventuell bestellen: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 table:number-columns-repeated="1018"/>
        </table:table-row>
        <table:table-row table:style-name="ro3">
          <table:table-cell table:style-name="ce3" office:value-type="string" calcext:value-type="string">
            <text:p>SLS Phantom 2700mAh 11.1V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currency" office:currency="EUR" office:value="26.19" calcext:value-type="currency">
            <text:p>26,19 €</text:p>
          </table:table-cell>
          <table:table-cell table:style-name="ce8" table:formula="of:=[.B14]*[.C14]" office:value-type="currency" office:currency="EUR" office:value="104.76" calcext:value-type="currency">
            <text:p>104,76 €</text:p>
          </table:table-cell>
          <table:table-cell table:style-name="ce3" office:value-type="string" calcext:value-type="string">
            <text:p>SLS</text:p>
          </table:table-cell>
          <table:table-cell table:style-name="ce14" office:value-type="string" calcext:value-type="string">
            <text:p>SLSXT27003120</text:p>
          </table:table-cell>
          <table:table-cell table:style-name="ce3" office:value-type="string" calcext:value-type="string">
            <text:p>nicht bestellt</text:p>
          </table:table-cell>
          <table:table-cell table:style-name="ce3" office:value-type="string" calcext:value-type="string">
            <text:p><text:a xlink:href="https://www.stefansliposhop.de/Akkus/SLS-fuer-DJI-Yuneec/SLS-Phantom-I-2700mAh-3S1P-11-1V-20C-40C::1398.html" xlink:type="simple">https://www.stefansliposhop.de/Akkus/SLS-fuer-DJI-Yuneec/SLS-Phantom-I-2700mAh-3S1P-11-1V-20C-40C::1398.html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amera Flachbandkabel</text:p>
          </table:table-cell>
          <table:table-cell table:style-name="ce3"/>
          <table:table-cell table:style-name="ce8" table:number-columns-repeated="2"/>
          <table:table-cell table:style-name="ce3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1" office:value-type="string" calcext:value-type="string">
            <text:p>Neopixel 5050 WS2812B – 10 Pack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currency" office:currency="EUR" office:value="2.38" calcext:value-type="currency">
            <text:p>2,38 €</text:p>
          </table:table-cell>
          <table:table-cell table:style-name="ce26" table:formula="of:=[.B16]*[.C16]" office:value-type="currency" office:currency="EUR" office:value="2.38" calcext:value-type="currency">
            <text:p>2,38 €</text:p>
          </table:table-cell>
          <table:table-cell table:style-name="ce26" office:value-type="string" calcext:value-type="string">
            <text:p>ExpTech</text:p>
          </table:table-cell>
          <table:table-cell table:style-name="ce33" office:value-type="string" calcext:value-type="string">
            <text:p>EXP-R15-315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a xlink:href="https://www.exp-tech.de/zubehoer/led-leuchtmittel/5598/neopixel-5050-rgb-led-with-integrated-driver-chip-10-pack" xlink:type="simple">https://www.exp-tech.de/zubehoer/led-leuchtmittel/5598/neopixel-5050-rgb-led-with-integrated-driver-chip-10-pack</text:a></text:p>
          </table:table-cell>
          <table:table-cell table:style-name="ce21" table:number-columns-repeated="1016"/>
        </table:table-row>
        <table:table-row table:style-name="ro4">
          <table:table-cell table:style-name="ce21" office:value-type="string" calcext:value-type="string">
            <text:p>Time of Flight Sensor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currency" office:currency="EUR" office:value="11.38" calcext:value-type="currency">
            <text:p>11,38 €</text:p>
          </table:table-cell>
          <table:table-cell table:style-name="ce26" table:formula="of:=[.B17]*[.C17]" office:value-type="currency" office:currency="EUR" office:value="11.38" calcext:value-type="currency">
            <text:p>11,38 €</text:p>
          </table:table-cell>
          <table:table-cell table:style-name="ce26" office:value-type="string" calcext:value-type="string">
            <text:p>ExpTech</text:p>
          </table:table-cell>
          <table:table-cell table:style-name="ce34" office:value-type="string" calcext:value-type="string">
            <text:p>EXP-R25-1092 </text:p>
          </table:table-cell>
          <table:table-cell table:style-name="ce26" office:value-type="string" calcext:value-type="string">
            <text:p>nicht bestellt</text:p>
          </table:table-cell>
          <table:table-cell table:style-name="ce21" office:value-type="string" calcext:value-type="string">
            <text:p><text:span text:style-name="T2"><text:a xlink:href="https://www.exp-tech.de/en/sensors/distanceapproximation/8756/pololu-vl53l1x-time-of-flight-distance-sensor-carrier-with-voltage-regulator-400cm-max" xlink:type="simple">https://www.exp-tech.de/en/sensors/distanceapproximation/8756/pololu-vl53l1x-time-of-flight-distance-sensor-carrier-with-voltage-regulator-400cm-max</text:a></text:span></text:p>
          </table:table-cell>
          <table:table-cell table:style-name="ce21" table:number-columns-repeated="1016"/>
        </table:table-row>
        <table:table-row table:style-name="ro1" table:number-rows-repeated="5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H1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22:36:05.5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9:16:55.112030099</meta:creation-date>
    <meta:generator>LibreOffice/6.2.0.3$Windows_X86_64 LibreOffice_project/98c6a8a1c6c7b144ce3cc729e34964b47ce25d62</meta:generator>
    <dc:date>2019-07-08T22:47:12.197000000</dc:date>
    <meta:editing-duration>PT5H56M11S</meta:editing-duration>
    <meta:editing-cycles>46</meta:editing-cycles>
    <meta:document-statistic meta:table-count="1" meta:cell-count="114" meta:object-count="0"/>
    <meta:user-defined meta:name=""/>
  </office:meta>
</office:document-meta>
</file>